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frac>
      <mrow>
        <mi mathvariant="italic">total</mi>
        <mi mathvariant="italic">number</mi>
        <mi mathvariant="italic">of</mi>
        <mi mathvariant="italic">distinct</mi>
        <mi mathvariant="italic">score</mi>
        <mi mathvariant="italic">for</mi>
        <mi mathvariant="italic">each</mi>
        <mi mathvariant="italic">player</mi>
      </mrow>
      <mrow>
        <mi mathvariant="italic">number</mi>
        <mi mathvariant="italic">of</mi>
        <mi mathvariant="italic">matches</mi>
        <mi mathvariant="italic">played</mi>
        <mi mathvariant="italic">for</mi>
        <mi mathvariant="italic">each</mi>
        <mi mathvariant="italic">player</mi>
      </mrow>
    </mfrac>
    <annotation encoding="StarMath 5.0">  {total number of distinct score  for each player} over {number of matches played for each player }                               </annotation>
  </semantics>
</math>
</file>